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esar" svg:font-family="Caes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esa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esa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esa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OD</text:p>
          </table:table-cell>
          <table:table-cell table:style-name="ce2" office:value-type="string" calcext:value-type="string" table:number-columns-spanned="2" table:number-rows-spanned="1">
            <text:p>DICE</text:p>
          </table:table-cell>
          <table:covered-table-cell table:style-name="ce4" office:value-type="string" calcext:value-type="string">
            <text:p>AVERAGE</text:p>
          </table:covered-table-cell>
          <table:table-cell table:style-name="ce2" office:value-type="string" calcext:value-type="string" table:number-columns-spanned="2" table:number-rows-spanned="1">
            <text:p>AVERAGE</text:p>
          </table:table-cell>
          <table:covered-table-cell table:style-name="ce4" office:value-type="string" calcext:value-type="string">
            <text:p>AVERAGE</text:p>
          </table:covered-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TEP_DIE([.$A2])" office:value-type="string" office:string-value="1d4" calcext:value-type="string">
            <text:p>1d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TEP_DIE([.$A3])" office:value-type="string" office:string-value="1d6" calcext:value-type="string">
            <text:p>1d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TEP_DIE([.$A4])" office:value-type="string" office:string-value="1d8" calcext:value-type="string">
            <text:p>1d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TEP_DIE([.$A5])" office:value-type="string" office:string-value="1d10" calcext:value-type="string">
            <text:p>1d1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TEP_DIE([.$A6])" office:value-type="string" office:string-value="1d12" calcext:value-type="string">
            <text:p>1d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TEP_DIE([.$A7])" office:value-type="string" office:string-value="2d6" calcext:value-type="string">
            <text:p>2d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TEP_DIE([.$A8])" office:value-type="string" office:string-value="2d8" calcext:value-type="string">
            <text:p>2d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TEP_DIE([.$A9])" office:value-type="string" office:string-value="2d10" calcext:value-type="string">
            <text:p>2d1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TEP_DIE([.$A10])" office:value-type="string" office:string-value="2d12" calcext:value-type="string">
            <text:p>2d1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TEP_DIE([.$A11])" office:value-type="string" office:string-value="4d6" calcext:value-type="string">
            <text:p>4d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TEP_DIE([.$A12])" office:value-type="string" office:string-value="4d8" calcext:value-type="string">
            <text:p>4d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TEP_DIE([.$A13])" office:value-type="string" office:string-value="4d10" calcext:value-type="string">
            <text:p>4d1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TEP_DIE([.$A14])" office:value-type="string" office:string-value="4d12" calcext:value-type="string">
            <text:p>4d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TEP_DIE([.$A15])" office:value-type="string" office:string-value="8d6" calcext:value-type="string">
            <text:p>8d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TEP_DIE([.$A16])" office:value-type="string" office:string-value="8d8" calcext:value-type="string">
            <text:p>8d8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TEP_DIE([.$A17])" office:value-type="string" office:string-value="8d10" calcext:value-type="string">
            <text:p>8d1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TEP_DIE([.$A18])" office:value-type="string" office:string-value="8d12" calcext:value-type="string">
            <text:p>8d1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TEP_DIE([.$A19])" office:value-type="string" office:string-value="16d6" calcext:value-type="string">
            <text:p>16d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TEP_DIE([.$A20])" office:value-type="string" office:string-value="16d8" calcext:value-type="string">
            <text:p>16d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TEP_DIE([.$A21])" office:value-type="string" office:string-value="16d10" calcext:value-type="string">
            <text:p>16d1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TEP_DIE([.$A22])" office:value-type="string" office:string-value="16d12" calcext:value-type="string">
            <text:p>16d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esar" svg:font-family="Caes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21:38:48.220000000</meta:creation-date>
    <dc:date>2021-09-04T22:42:27.206000000</dc:date>
    <meta:editing-duration>PT54S</meta:editing-duration>
    <meta:editing-cycles>3</meta:editing-cycles>
    <meta:generator>LibreOffice/7.1.5.2$Windows_X86_64 LibreOffice_project/85f04e9f809797b8199d13c421bd8a2b025d52b5</meta:generator>
    <meta:document-statistic meta:table-count="1" meta:cell-count="47" meta:object-count="0"/>
  </office:meta>
</office:document-meta>
</file>